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InstancePerMethodWithClearedEventsTests.beforeEa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InstancePerMethodTests.afterEach( @ Autowired ApplicationEvents events ,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UnitJupiterApplicationEventsIntegrationTests.assertEventTypes( ApplicationEvents applicationEvents , String ... 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InstancePerMethodTests.beforeEa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InstancePerClassTests.afterEach( @ Autowired ApplicationEvents events , TestInfo test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ustomEvent.CustomEvent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InstancePerMethodTests.test1( ApplicationEvents events ,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vent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nstancePerMethodWithClearedEventsTests.assertTestExpectations( ApplicationEvents events ,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InstancePerMethodTests.assertTestExpectations( ApplicationEvents events ,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InstancePerClassTests.assertTestExpectations( ApplicationEvents events , TestInfo test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estInstancePerMethodWithClearedEventsTests.test2( @ Autowired ApplicationEvents events ,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JupiterApplicationEventsIntegrationTests.assertCustomEvents( ApplicationEvents events , String ... mess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nstancePerClassTests.beforeEach( TestInfo test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UnitJupiterApplicationEventsIntegrationTests.assertPayloads( Stream &lt; String &gt; events , String ...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nstancePerMethodWithClearedEventsTests.afterEach( @ Autowired ApplicationEvents events ,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InstancePerClassTests.test2( @ Autowired ApplicationEvents events ,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nstancePerClassTests.test1( ApplicationEvents events ,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nstancePerMethodTests.test2( @ Autowired ApplicationEvents events ,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nstancePerMethodWithClearedEventsTests.test1( ApplicationEvents events ,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